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8in"/>
    </style:style>
    <style:style style:name="co3" style:family="table-column">
      <style:table-column-properties fo:break-before="auto" style:column-width="1.1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2"/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5-20-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2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3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195.89" calcext:value-type="float">
            <text:p>195.8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95.06" calcext:value-type="float">
            <text:p>195.0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91.56" calcext:value-type="float">
            <text:p>191.5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196.2" calcext:value-type="float">
            <text:p>196.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94.75" calcext:value-type="float">
            <text:p>194.7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97.05" calcext:value-type="float">
            <text:p>197.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195.35" calcext:value-type="float">
            <text:p>195.3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93.96" calcext:value-type="float">
            <text:p>193.96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86.14" calcext:value-type="float">
            <text:p>186.1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195.89" calcext:value-type="float">
            <text:p>195.89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95.01" calcext:value-type="float">
            <text:p>195.0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196.2" calcext:value-type="float">
            <text:p>196.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96.48" calcext:value-type="float">
            <text:p>196.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81.59" calcext:value-type="float">
            <text:p>181.5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7])" office:value-type="float" office:value="195.35" calcext:value-type="float">
            <text:p>195.3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3:.F7])" office:value-type="float" office:value="193.96" calcext:value-type="float">
            <text:p>193.9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3:.J7])" office:value-type="float" office:value="181.59" calcext:value-type="float">
            <text:p>181.59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7])" office:value-type="float" office:value="195.906" calcext:value-type="float">
            <text:p>195.906</text:p>
          </table:table-cell>
          <table:table-cell table:style-name="ce1" table:formula="of:=AVERAGE([.C3:.C7])" office:value-type="float" office:value="61" calcext:value-type="float">
            <text:p>61</text:p>
          </table:table-cell>
          <table:table-cell/>
          <table:table-cell office:value-type="string" calcext:value-type="string">
            <text:p>AVG</text:p>
          </table:table-cell>
          <table:table-cell table:formula="of:=AVERAGE([.F3:.F7])" office:value-type="float" office:value="195.052" calcext:value-type="float">
            <text:p>195.052</text:p>
          </table:table-cell>
          <table:table-cell table:style-name="ce1" table:formula="of:=AVERAGE([.G3:.G7])" office:value-type="float" office:value="63" calcext:value-type="float">
            <text:p>63</text:p>
          </table:table-cell>
          <table:table-cell/>
          <table:table-cell office:value-type="string" calcext:value-type="string">
            <text:p>AVG</text:p>
          </table:table-cell>
          <table:table-cell table:formula="of:=AVERAGE([.J3:.J7])" office:value-type="float" office:value="189.268" calcext:value-type="float">
            <text:p>189.268</text:p>
          </table:table-cell>
          <table:table-cell table:style-name="ce1" table:formula="of:=AVERAGE([.K3:.K7]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3:.B7])" office:value-type="float" office:value="196.2" calcext:value-type="float">
            <text:p>196.2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3:.F7])" office:value-type="float" office:value="196.48" calcext:value-type="float">
            <text:p>196.48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3:.J7])" office:value-type="float" office:value="197.05" calcext:value-type="float">
            <text:p>197.05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04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5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6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595.11" calcext:value-type="float">
            <text:p>595.11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593.66" calcext:value-type="float">
            <text:p>593.6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381.63" calcext:value-type="float">
            <text:p>381.6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605.03" calcext:value-type="float">
            <text:p>605.03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599.3" calcext:value-type="float">
            <text:p>599.3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374.91" calcext:value-type="float">
            <text:p>374.9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601.34" calcext:value-type="float">
            <text:p>601.34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614.37" calcext:value-type="float">
            <text:p>614.37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379.04" calcext:value-type="float">
            <text:p>379.04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604.83" calcext:value-type="float">
            <text:p>604.83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606.95" calcext:value-type="float">
            <text:p>606.95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373.69" calcext:value-type="float">
            <text:p>373.6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608.86" calcext:value-type="float">
            <text:p>608.86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593.05" calcext:value-type="float">
            <text:p>593.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385.79" calcext:value-type="float">
            <text:p>385.7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14:.B18])" office:value-type="float" office:value="595.11" calcext:value-type="float">
            <text:p>595.1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14:.F18])" office:value-type="float" office:value="593.05" calcext:value-type="float">
            <text:p>593.0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14:.J18])" office:value-type="float" office:value="373.69" calcext:value-type="float">
            <text:p>373.69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4:.B18])" office:value-type="float" office:value="603.034" calcext:value-type="float">
            <text:p>603.034</text:p>
          </table:table-cell>
          <table:table-cell table:style-name="ce1" table:formula="of:=AVERAGE([.C14:.C18])" office:value-type="float" office:value="262.6" calcext:value-type="float">
            <text:p>263</text:p>
          </table:table-cell>
          <table:table-cell/>
          <table:table-cell office:value-type="string" calcext:value-type="string">
            <text:p>AVG</text:p>
          </table:table-cell>
          <table:table-cell table:formula="of:=AVERAGE([.F14:.F18])" office:value-type="float" office:value="601.466" calcext:value-type="float">
            <text:p>601.466</text:p>
          </table:table-cell>
          <table:table-cell table:style-name="ce1" table:formula="of:=AVERAGE([.G14:.G18])" office:value-type="float" office:value="326.6" calcext:value-type="float">
            <text:p>327</text:p>
          </table:table-cell>
          <table:table-cell/>
          <table:table-cell office:value-type="string" calcext:value-type="string">
            <text:p>AVG</text:p>
          </table:table-cell>
          <table:table-cell table:formula="of:=AVERAGE([.J14:.J18])" office:value-type="float" office:value="379.012" calcext:value-type="float">
            <text:p>379.012</text:p>
          </table:table-cell>
          <table:table-cell table:style-name="ce1" table:formula="of:=AVERAGE([.K14:.K18])" office:value-type="float" office:value="216.2" calcext:value-type="float">
            <text:p>216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14:.B18])" office:value-type="float" office:value="608.86" calcext:value-type="float">
            <text:p>608.86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14:.F18])" office:value-type="float" office:value="614.37" calcext:value-type="float">
            <text:p>614.37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14:.J18])" office:value-type="float" office:value="385.79" calcext:value-type="float">
            <text:p>385.79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07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8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9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301.31" calcext:value-type="float">
            <text:p>301.31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892.7" calcext:value-type="float">
            <text:p>2892.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810.63" calcext:value-type="float">
            <text:p>1810.63</text:p>
          </table:table-cell>
          <table:table-cell office:value-type="float" office:value="2782" calcext:value-type="float">
            <text:p>2782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301.55" calcext:value-type="float">
            <text:p>301.55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823.8" calcext:value-type="float">
            <text:p>2823.8</text:p>
          </table:table-cell>
          <table:table-cell office:value-type="float" office:value="2869" calcext:value-type="float">
            <text:p>2869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774.68" calcext:value-type="float">
            <text:p>1774.68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293.14" calcext:value-type="float">
            <text:p>293.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884.72" calcext:value-type="float">
            <text:p>2884.7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765.8" calcext:value-type="float">
            <text:p>1765.8</text:p>
          </table:table-cell>
          <table:table-cell office:value-type="float" office:value="3042" calcext:value-type="float">
            <text:p>3042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292.04" calcext:value-type="float">
            <text:p>292.04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801.15" calcext:value-type="float">
            <text:p>2801.1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773.15" calcext:value-type="float">
            <text:p>1773.1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289.75" calcext:value-type="float">
            <text:p>289.75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868.09" calcext:value-type="float">
            <text:p>2868.0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824.08" calcext:value-type="float">
            <text:p>1824.08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5:.B29])" office:value-type="float" office:value="289.75" calcext:value-type="float">
            <text:p>289.7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25:.F29])" office:value-type="float" office:value="2801.15" calcext:value-type="float">
            <text:p>2801.1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25:.J29])" office:value-type="float" office:value="1765.8" calcext:value-type="float">
            <text:p>1765.8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5:.B29])" office:value-type="float" office:value="295.558" calcext:value-type="float">
            <text:p>295.558</text:p>
          </table:table-cell>
          <table:table-cell table:style-name="ce1" table:formula="of:=AVERAGE([.C25:.C29])" office:value-type="float" office:value="229.4" calcext:value-type="float">
            <text:p>229</text:p>
          </table:table-cell>
          <table:table-cell/>
          <table:table-cell office:value-type="string" calcext:value-type="string">
            <text:p>AVG</text:p>
          </table:table-cell>
          <table:table-cell table:formula="of:=AVERAGE([.F25:.F29])" office:value-type="float" office:value="2854.092" calcext:value-type="float">
            <text:p>2854.092</text:p>
          </table:table-cell>
          <table:table-cell table:style-name="ce1" table:formula="of:=AVERAGE([.G25:.G29])" office:value-type="float" office:value="3453.8" calcext:value-type="float">
            <text:p>3454</text:p>
          </table:table-cell>
          <table:table-cell/>
          <table:table-cell office:value-type="string" calcext:value-type="string">
            <text:p>AVG</text:p>
          </table:table-cell>
          <table:table-cell table:formula="of:=AVERAGE([.J25:.J29])" office:value-type="float" office:value="1789.668" calcext:value-type="float">
            <text:p>1789.668</text:p>
          </table:table-cell>
          <table:table-cell table:style-name="ce1" table:formula="of:=AVERAGE([.K25:.K29])" office:value-type="float" office:value="3324.8" calcext:value-type="float">
            <text:p>3325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25:.B29])" office:value-type="float" office:value="301.55" calcext:value-type="float">
            <text:p>301.55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25:.F29])" office:value-type="float" office:value="2892.7" calcext:value-type="float">
            <text:p>2892.7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25:.J29])" office:value-type="float" office:value="1824.08" calcext:value-type="float">
            <text:p>1824.08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1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1341.89" calcext:value-type="float">
            <text:p>1341.89</text:p>
          </table:table-cell>
          <table:table-cell office:value-type="float" office:value="2163" calcext:value-type="float">
            <text:p>2163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072.1" calcext:value-type="float">
            <text:p>1072.1</text:p>
          </table:table-cell>
          <table:table-cell office:value-type="float" office:value="2320" calcext:value-type="float">
            <text:p>23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1483.68" calcext:value-type="float">
            <text:p>1483.68</text:p>
          </table:table-cell>
          <table:table-cell office:value-type="float" office:value="1343" calcext:value-type="float">
            <text:p>1343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035.5" calcext:value-type="float">
            <text:p>1035.5</text:p>
          </table:table-cell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1419.35" calcext:value-type="float">
            <text:p>1419.35</text:p>
          </table:table-cell>
          <table:table-cell office:value-type="float" office:value="1497" calcext:value-type="float">
            <text:p>1497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050.09" calcext:value-type="float">
            <text:p>1050.09</text:p>
          </table:table-cell>
          <table:table-cell office:value-type="float" office:value="2711" calcext:value-type="float">
            <text:p>2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1349.58" calcext:value-type="float">
            <text:p>1349.58</text:p>
          </table:table-cell>
          <table:table-cell office:value-type="float" office:value="2826" calcext:value-type="float">
            <text:p>2826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046.31" calcext:value-type="float">
            <text:p>1046.31</text:p>
          </table:table-cell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1368.2" calcext:value-type="float">
            <text:p>1368.2</text:p>
          </table:table-cell>
          <table:table-cell office:value-type="float" office:value="2976" calcext:value-type="float">
            <text:p>2976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045.74" calcext:value-type="float">
            <text:p>1045.74</text:p>
          </table:table-cell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6:.B40])" office:value-type="float" office:value="1341.89" calcext:value-type="float">
            <text:p>1341.8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36:.F40])" office:value-type="float" office:value="1035.5" calcext:value-type="float">
            <text:p>1035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6:.B40])" office:value-type="float" office:value="1392.54" calcext:value-type="float">
            <text:p>1392.54</text:p>
          </table:table-cell>
          <table:table-cell table:style-name="ce1" table:formula="of:=AVERAGE([.C36:.C40])" office:value-type="float" office:value="2161" calcext:value-type="float">
            <text:p>2161</text:p>
          </table:table-cell>
          <table:table-cell/>
          <table:table-cell office:value-type="string" calcext:value-type="string">
            <text:p>AVG</text:p>
          </table:table-cell>
          <table:table-cell table:formula="of:=AVERAGE([.F36:.F40])" office:value-type="float" office:value="1049.948" calcext:value-type="float">
            <text:p>1049.948</text:p>
          </table:table-cell>
          <table:table-cell table:style-name="ce1" table:formula="of:=AVERAGE([.G36:.G40])" office:value-type="float" office:value="2928.6" calcext:value-type="float">
            <text:p>29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36:.B40])" office:value-type="float" office:value="1483.68" calcext:value-type="float">
            <text:p>1483.68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36:.F40])" office:value-type="float" office:value="1072.1" calcext:value-type="float">
            <text:p>1072.1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3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2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3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1789.12" calcext:value-type="float">
            <text:p>1789.1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810.94" calcext:value-type="float">
            <text:p>1810.9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479.76" calcext:value-type="float">
            <text:p>1479.76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1753.79" calcext:value-type="float">
            <text:p>1753.7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773.41" calcext:value-type="float">
            <text:p>1773.4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484.43" calcext:value-type="float">
            <text:p>1484.43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1734.15" calcext:value-type="float">
            <text:p>1734.1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784.05" calcext:value-type="float">
            <text:p>1784.0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438.99" calcext:value-type="float">
            <text:p>1438.99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1723" calcext:value-type="float">
            <text:p>172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802.64" calcext:value-type="float">
            <text:p>1802.6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493.71" calcext:value-type="float">
            <text:p>1493.71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1758.72" calcext:value-type="float">
            <text:p>1758.7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753.06" calcext:value-type="float">
            <text:p>1753.0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489.02" calcext:value-type="float">
            <text:p>1489.0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47:.B51])" office:value-type="float" office:value="1723" calcext:value-type="float">
            <text:p>1723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47:.F51])" office:value-type="float" office:value="1753.06" calcext:value-type="float">
            <text:p>1753.0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47:.J51])" office:value-type="float" office:value="1438.99" calcext:value-type="float">
            <text:p>1438.99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7:.B51])" office:value-type="float" office:value="1751.756" calcext:value-type="float">
            <text:p>1751.756</text:p>
          </table:table-cell>
          <table:table-cell table:style-name="ce1" table:formula="of:=AVERAGE([.C47:.C51])" office:value-type="float" office:value="3600" calcext:value-type="float">
            <text:p>3600</text:p>
          </table:table-cell>
          <table:table-cell/>
          <table:table-cell office:value-type="string" calcext:value-type="string">
            <text:p>AVG</text:p>
          </table:table-cell>
          <table:table-cell table:formula="of:=AVERAGE([.F47:.F51])" office:value-type="float" office:value="1784.82" calcext:value-type="float">
            <text:p>1784.82</text:p>
          </table:table-cell>
          <table:table-cell table:style-name="ce1" table:formula="of:=AVERAGE([.G47:.G51])" office:value-type="float" office:value="3600" calcext:value-type="float">
            <text:p>3600</text:p>
          </table:table-cell>
          <table:table-cell/>
          <table:table-cell office:value-type="string" calcext:value-type="string">
            <text:p>AVG</text:p>
          </table:table-cell>
          <table:table-cell table:formula="of:=AVERAGE([.J47:.J51])" office:value-type="float" office:value="1477.182" calcext:value-type="float">
            <text:p>1477.182</text:p>
          </table:table-cell>
          <table:table-cell table:style-name="ce1" table:formula="of:=AVERAGE([.K47:.K51])"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47:.B51])" office:value-type="float" office:value="1789.12" calcext:value-type="float">
            <text:p>1789.12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47:.F51])" office:value-type="float" office:value="1810.94" calcext:value-type="float">
            <text:p>1810.94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47:.J51])" office:value-type="float" office:value="1493.71" calcext:value-type="float">
            <text:p>1493.71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34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4436.08" calcext:value-type="float">
            <text:p>4436.0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3010.2" calcext:value-type="float">
            <text:p>3010.2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4449.05" calcext:value-type="float">
            <text:p>4449.0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994.14" calcext:value-type="float">
            <text:p>2994.14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4325.52" calcext:value-type="float">
            <text:p>4325.5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3000.93" calcext:value-type="float">
            <text:p>3000.93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4386.34" calcext:value-type="float">
            <text:p>4386.3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3052.88" calcext:value-type="float">
            <text:p>3052.88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4250.11" calcext:value-type="float">
            <text:p>4250.1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3008.37" calcext:value-type="float">
            <text:p>3008.37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58:.B62])" office:value-type="float" office:value="4250.11" calcext:value-type="float">
            <text:p>4250.1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58:.F62])" office:value-type="float" office:value="2994.14" calcext:value-type="float">
            <text:p>2994.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58:.B62])" office:value-type="float" office:value="4369.42" calcext:value-type="float">
            <text:p>4369.42</text:p>
          </table:table-cell>
          <table:table-cell table:style-name="ce1" table:formula="of:=AVERAGE([.C58:.C62])" office:value-type="float" office:value="3600" calcext:value-type="float">
            <text:p>3600</text:p>
          </table:table-cell>
          <table:table-cell/>
          <table:table-cell office:value-type="string" calcext:value-type="string">
            <text:p>AVG</text:p>
          </table:table-cell>
          <table:table-cell table:formula="of:=AVERAGE([.F58:.F62])" office:value-type="float" office:value="3013.304" calcext:value-type="float">
            <text:p>3013.304</text:p>
          </table:table-cell>
          <table:table-cell table:style-name="ce1" table:formula="of:=AVERAGE([.G58:.G62])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58:.B62])" office:value-type="float" office:value="4449.05" calcext:value-type="float">
            <text:p>4449.05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58:.F62])" office:value-type="float" office:value="3052.88" calcext:value-type="float">
            <text:p>3052.88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ap (%)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Gap (%)</text:p>
          </table:table-cell>
          <table:table-cell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95.35" calcext:value-type="float">
            <text:p>195.35</text:p>
          </table:table-cell>
          <table:table-cell table:style-name="ce2" office:value-type="float" office:value="195.906" calcext:value-type="float">
            <text:p>195.91</text:p>
          </table:table-cell>
          <table:table-cell table:style-name="ce2" table:formula="of:=100*([.C70]-[.B70])/[.B70]" office:value-type="float" office:value="0.28461735346814" calcext:value-type="float">
            <text:p>0.28</text:p>
          </table:table-cell>
          <table:table-cell table:style-name="ce2" office:value-type="float" office:value="196.2" calcext:value-type="float">
            <text:p>196.20</text:p>
          </table:table-cell>
          <table:table-cell table:style-name="ce2" table:formula="of:=100*([.E70]-[.B70])/[.B70]" office:value-type="float" office:value="0.43511645764013" calcext:value-type="float">
            <text:p>0.44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3.96" calcext:value-type="float">
            <text:p>193.96</text:p>
          </table:table-cell>
          <table:table-cell table:style-name="ce2" office:value-type="float" office:value="195.052" calcext:value-type="float">
            <text:p>195.05</text:p>
          </table:table-cell>
          <table:table-cell table:style-name="ce2" table:formula="of:=100*([.C71]-[.B71])/[.B71]" office:value-type="float" office:value="0.56300268096514" calcext:value-type="float">
            <text:p>0.56</text:p>
          </table:table-cell>
          <table:table-cell table:style-name="ce2" office:value-type="float" office:value="196.48" calcext:value-type="float">
            <text:p>196.48</text:p>
          </table:table-cell>
          <table:table-cell table:style-name="ce2" table:formula="of:=100*([.E71]-[.B71])/[.B71]" office:value-type="float" office:value="1.29923695607341" calcext:value-type="float">
            <text:p>1.30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181.59" calcext:value-type="float">
            <text:p>181.59</text:p>
          </table:table-cell>
          <table:table-cell table:style-name="ce2" office:value-type="float" office:value="189.268" calcext:value-type="float">
            <text:p>189.27</text:p>
          </table:table-cell>
          <table:table-cell table:style-name="ce2" table:formula="of:=100*([.C72]-[.B72])/[.B72]" office:value-type="float" office:value="4.22820639903078" calcext:value-type="float">
            <text:p>4.23</text:p>
          </table:table-cell>
          <table:table-cell table:style-name="ce2" office:value-type="float" office:value="197.05" calcext:value-type="float">
            <text:p>197.05</text:p>
          </table:table-cell>
          <table:table-cell table:style-name="ce2" table:formula="of:=100*([.E72]-[.B72])/[.B72]" office:value-type="float" office:value="8.51368467426621" calcext:value-type="float">
            <text:p>8.51</text:p>
          </table:table-cell>
          <table:table-cell table:style-name="ce1"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595.11" calcext:value-type="float">
            <text:p>595.11</text:p>
          </table:table-cell>
          <table:table-cell table:style-name="ce2" office:value-type="float" office:value="603.034" calcext:value-type="float">
            <text:p>603.03</text:p>
          </table:table-cell>
          <table:table-cell table:style-name="ce2" table:formula="of:=100*([.C73]-[.B73])/[.B73]" office:value-type="float" office:value="1.3315185427904" calcext:value-type="float">
            <text:p>1.33</text:p>
          </table:table-cell>
          <table:table-cell table:style-name="ce2" office:value-type="float" office:value="608.86" calcext:value-type="float">
            <text:p>608.86</text:p>
          </table:table-cell>
          <table:table-cell table:style-name="ce2" table:formula="of:=100*([.E73]-[.B73])/[.B73]" office:value-type="float" office:value="2.31049721900153" calcext:value-type="float">
            <text:p>2.31</text:p>
          </table:table-cell>
          <table:table-cell table:style-name="ce1" office:value-type="float" office:value="262.6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593.05" calcext:value-type="float">
            <text:p>593.05</text:p>
          </table:table-cell>
          <table:table-cell table:style-name="ce2" office:value-type="float" office:value="601.466" calcext:value-type="float">
            <text:p>601.47</text:p>
          </table:table-cell>
          <table:table-cell table:style-name="ce2" table:formula="of:=100*([.C74]-[.B74])/[.B74]" office:value-type="float" office:value="1.4191046286148" calcext:value-type="float">
            <text:p>1.42</text:p>
          </table:table-cell>
          <table:table-cell table:style-name="ce2" office:value-type="float" office:value="614.37" calcext:value-type="float">
            <text:p>614.37</text:p>
          </table:table-cell>
          <table:table-cell table:style-name="ce2" table:formula="of:=100*([.E74]-[.B74])/[.B74]" office:value-type="float" office:value="3.59497512857264" calcext:value-type="float">
            <text:p>3.59</text:p>
          </table:table-cell>
          <table:table-cell table:style-name="ce1" office:value-type="float" office:value="326.6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373.69" calcext:value-type="float">
            <text:p>373.69</text:p>
          </table:table-cell>
          <table:table-cell table:style-name="ce2" office:value-type="float" office:value="379.012" calcext:value-type="float">
            <text:p>379.01</text:p>
          </table:table-cell>
          <table:table-cell table:style-name="ce2" table:formula="of:=100*([.C75]-[.B75])/[.B75]" office:value-type="float" office:value="1.42417511841366" calcext:value-type="float">
            <text:p>1.42</text:p>
          </table:table-cell>
          <table:table-cell table:style-name="ce2" office:value-type="float" office:value="385.79" calcext:value-type="float">
            <text:p>385.79</text:p>
          </table:table-cell>
          <table:table-cell table:style-name="ce2" table:formula="of:=100*([.E75]-[.B75])/[.B75]" office:value-type="float" office:value="3.2379780031577" calcext:value-type="float">
            <text:p>3.24</text:p>
          </table:table-cell>
          <table:table-cell table:style-name="ce1" office:value-type="float" office:value="216.2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289.75" calcext:value-type="float">
            <text:p>289.75</text:p>
          </table:table-cell>
          <table:table-cell table:style-name="ce2" office:value-type="float" office:value="295.558" calcext:value-type="float">
            <text:p>295.56</text:p>
          </table:table-cell>
          <table:table-cell table:style-name="ce2" table:formula="of:=100*([.C76]-[.B76])/[.B76]" office:value-type="float" office:value="2.00448662640207" calcext:value-type="float">
            <text:p>2.00</text:p>
          </table:table-cell>
          <table:table-cell table:style-name="ce2" office:value-type="float" office:value="301.55" calcext:value-type="float">
            <text:p>301.55</text:p>
          </table:table-cell>
          <table:table-cell table:style-name="ce2" table:formula="of:=100*([.E76]-[.B76])/[.B76]" office:value-type="float" office:value="4.07247627264884" calcext:value-type="float">
            <text:p>4.07</text:p>
          </table:table-cell>
          <table:table-cell table:style-name="ce1" office:value-type="float" office:value="229.4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2801.15" calcext:value-type="float">
            <text:p>2801.15</text:p>
          </table:table-cell>
          <table:table-cell table:style-name="ce2" office:value-type="float" office:value="2854.092" calcext:value-type="float">
            <text:p>2854.09</text:p>
          </table:table-cell>
          <table:table-cell table:style-name="ce2" table:formula="of:=100*([.C77]-[.B77])/[.B77]" office:value-type="float" office:value="1.89000946040018" calcext:value-type="float">
            <text:p>1.89</text:p>
          </table:table-cell>
          <table:table-cell table:style-name="ce2" office:value-type="float" office:value="2892.7" calcext:value-type="float">
            <text:p>2892.70</text:p>
          </table:table-cell>
          <table:table-cell table:style-name="ce2" table:formula="of:=100*([.E77]-[.B77])/[.B77]" office:value-type="float" office:value="3.26830051942951" calcext:value-type="float">
            <text:p>3.27</text:p>
          </table:table-cell>
          <table:table-cell table:style-name="ce1" office:value-type="float" office:value="3453.8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1765.8" calcext:value-type="float">
            <text:p>1765.80</text:p>
          </table:table-cell>
          <table:table-cell table:style-name="ce2" office:value-type="float" office:value="1789.668" calcext:value-type="float">
            <text:p>1789.67</text:p>
          </table:table-cell>
          <table:table-cell table:style-name="ce2" table:formula="of:=100*([.C78]-[.B78])/[.B78]" office:value-type="float" office:value="1.35168195718655" calcext:value-type="float">
            <text:p>1.35</text:p>
          </table:table-cell>
          <table:table-cell table:style-name="ce2" office:value-type="float" office:value="1824.08" calcext:value-type="float">
            <text:p>1824.08</text:p>
          </table:table-cell>
          <table:table-cell table:style-name="ce2" table:formula="of:=100*([.E78]-[.B78])/[.B78]" office:value-type="float" office:value="3.30048703137388" calcext:value-type="float">
            <text:p>3.30</text:p>
          </table:table-cell>
          <table:table-cell table:style-name="ce1" office:value-type="float" office:value="3324.8" calcext:value-type="float">
            <text:p>332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1341.89" calcext:value-type="float">
            <text:p>1341.89</text:p>
          </table:table-cell>
          <table:table-cell table:style-name="ce2" office:value-type="float" office:value="1392.54" calcext:value-type="float">
            <text:p>1392.54</text:p>
          </table:table-cell>
          <table:table-cell table:style-name="ce2" table:formula="of:=100*([.C79]-[.B79])/[.B79]" office:value-type="float" office:value="3.7745269731498" calcext:value-type="float">
            <text:p>3.77</text:p>
          </table:table-cell>
          <table:table-cell table:style-name="ce2" office:value-type="float" office:value="1483.68" calcext:value-type="float">
            <text:p>1483.68</text:p>
          </table:table-cell>
          <table:table-cell table:style-name="ce2" table:formula="of:=100*([.E79]-[.B79])/[.B79]" office:value-type="float" office:value="10.5664398721207" calcext:value-type="float">
            <text:p>10.57</text:p>
          </table:table-cell>
          <table:table-cell table:style-name="ce1" office:value-type="float" office:value="2161" calcext:value-type="float">
            <text:p>216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1035.5" calcext:value-type="float">
            <text:p>1035.50</text:p>
          </table:table-cell>
          <table:table-cell table:style-name="ce2" office:value-type="float" office:value="1049.948" calcext:value-type="float">
            <text:p>1049.95</text:p>
          </table:table-cell>
          <table:table-cell table:style-name="ce2" table:formula="of:=100*([.C80]-[.B80])/[.B80]" office:value-type="float" office:value="1.39526798647995" calcext:value-type="float">
            <text:p>1.40</text:p>
          </table:table-cell>
          <table:table-cell table:style-name="ce2" office:value-type="float" office:value="1072.1" calcext:value-type="float">
            <text:p>1072.10</text:p>
          </table:table-cell>
          <table:table-cell table:style-name="ce2" table:formula="of:=100*([.E80]-[.B80])/[.B80]" office:value-type="float" office:value="3.53452438435538" calcext:value-type="float">
            <text:p>3.53</text:p>
          </table:table-cell>
          <table:table-cell table:style-name="ce1" office:value-type="float" office:value="2928.6" calcext:value-type="float">
            <text:p>292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1723" calcext:value-type="float">
            <text:p>1723.00</text:p>
          </table:table-cell>
          <table:table-cell table:style-name="ce2" office:value-type="float" office:value="1751.756" calcext:value-type="float">
            <text:p>1751.76</text:p>
          </table:table-cell>
          <table:table-cell table:style-name="ce2" table:formula="of:=100*([.C81]-[.B81])/[.B81]" office:value-type="float" office:value="1.66894950667441" calcext:value-type="float">
            <text:p>1.67</text:p>
          </table:table-cell>
          <table:table-cell table:style-name="ce2" office:value-type="float" office:value="1789.12" calcext:value-type="float">
            <text:p>1789.12</text:p>
          </table:table-cell>
          <table:table-cell table:style-name="ce2" table:formula="of:=100*([.E81]-[.B81])/[.B81]" office:value-type="float" office:value="3.83749274521183" calcext:value-type="float">
            <text:p>3.84</text:p>
          </table:table-cell>
          <table:table-cell table:style-name="ce1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1753.06" calcext:value-type="float">
            <text:p>1753.06</text:p>
          </table:table-cell>
          <table:table-cell table:style-name="ce2" office:value-type="float" office:value="1784.82" calcext:value-type="float">
            <text:p>1784.82</text:p>
          </table:table-cell>
          <table:table-cell table:style-name="ce2" table:formula="of:=100*([.C82]-[.B82])/[.B82]" office:value-type="float" office:value="1.81168927475387" calcext:value-type="float">
            <text:p>1.81</text:p>
          </table:table-cell>
          <table:table-cell table:style-name="ce2" office:value-type="float" office:value="1810.94" calcext:value-type="float">
            <text:p>1810.94</text:p>
          </table:table-cell>
          <table:table-cell table:style-name="ce2" table:formula="of:=100*([.E82]-[.B82])/[.B82]" office:value-type="float" office:value="3.30165539114463" calcext:value-type="float">
            <text:p>3.30</text:p>
          </table:table-cell>
          <table:table-cell table:style-name="ce1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1438.99" calcext:value-type="float">
            <text:p>1438.99</text:p>
          </table:table-cell>
          <table:table-cell table:style-name="ce2" office:value-type="float" office:value="1477.182" calcext:value-type="float">
            <text:p>1477.18</text:p>
          </table:table-cell>
          <table:table-cell table:style-name="ce2" table:formula="of:=100*([.C83]-[.B83])/[.B83]" office:value-type="float" office:value="2.65408376708664" calcext:value-type="float">
            <text:p>2.65</text:p>
          </table:table-cell>
          <table:table-cell table:style-name="ce2" office:value-type="float" office:value="1493.71" calcext:value-type="float">
            <text:p>1493.71</text:p>
          </table:table-cell>
          <table:table-cell table:style-name="ce2" table:formula="of:=100*([.E83]-[.B83])/[.B83]" office:value-type="float" office:value="3.80266714848609" calcext:value-type="float">
            <text:p>3.80</text:p>
          </table:table-cell>
          <table:table-cell table:style-name="ce1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4250.11" calcext:value-type="float">
            <text:p>4250.11</text:p>
          </table:table-cell>
          <table:table-cell table:style-name="ce2" office:value-type="float" office:value="4369.42" calcext:value-type="float">
            <text:p>4369.42</text:p>
          </table:table-cell>
          <table:table-cell table:style-name="ce2" table:formula="of:=100*([.C84]-[.B84])/[.B84]" office:value-type="float" office:value="2.80722146015045" calcext:value-type="float">
            <text:p>2.81</text:p>
          </table:table-cell>
          <table:table-cell table:style-name="ce2" office:value-type="float" office:value="4449.05" calcext:value-type="float">
            <text:p>4449.05</text:p>
          </table:table-cell>
          <table:table-cell table:style-name="ce2" table:formula="of:=100*([.E84]-[.B84])/[.B84]" office:value-type="float" office:value="4.68082002583464" calcext:value-type="float">
            <text:p>4.68</text:p>
          </table:table-cell>
          <table:table-cell table:style-name="ce1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2994.14" calcext:value-type="float">
            <text:p>2994.14</text:p>
          </table:table-cell>
          <table:table-cell table:style-name="ce2" office:value-type="float" office:value="3013.304" calcext:value-type="float">
            <text:p>3013.30</text:p>
          </table:table-cell>
          <table:table-cell table:style-name="ce2" table:formula="of:=100*([.C85]-[.B85])/[.B85]" office:value-type="float" office:value="0.64005023145211" calcext:value-type="float">
            <text:p>0.64</text:p>
          </table:table-cell>
          <table:table-cell table:style-name="ce2" office:value-type="float" office:value="3052.88" calcext:value-type="float">
            <text:p>3052.88</text:p>
          </table:table-cell>
          <table:table-cell table:style-name="ce2" table:formula="of:=100*([.E85]-[.B85])/[.B85]" office:value-type="float" office:value="1.9618321120589" calcext:value-type="float">
            <text:p>1.96</text:p>
          </table:table-cell>
          <table:table-cell table:style-name="ce1" office:value-type="float" office:value="3600" calcext:value-type="float">
            <text:p>36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6">00/00/0000</text:date>, <text:time style:data-style-name="N2" text:time-value="18:09:01.2085054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4:52:44.695266760</meta:creation-date>
    <dc:date>2024-09-06T19:06:59.027582953</dc:date>
    <meta:editing-duration>PT1H24M15S</meta:editing-duration>
    <meta:editing-cycles>27</meta:editing-cycles>
    <meta:generator>LibreOffice/24.2.5.2$Linux_X86_64 LibreOffice_project/420$Build-2</meta:generator>
    <meta:document-statistic meta:table-count="1" meta:cell-count="520" meta:object-count="0"/>
  </office:meta>
</office:document-meta>
</file>